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8pt" officeooo:rsid="000c666b" officeooo:paragraph-rsid="000c666b" style:font-size-asian="18pt" style:font-size-complex="18pt"/>
    </style:style>
    <style:style style:name="P2" style:family="paragraph" style:parent-style-name="Standard">
      <style:text-properties style:font-name="Ubuntu" fo:font-size="14pt" officeooo:rsid="000e8c7e" officeooo:paragraph-rsid="000e8c7e" style:font-size-asian="12.25pt" style:font-size-complex="14pt"/>
    </style:style>
    <style:style style:name="P3" style:family="paragraph" style:parent-style-name="Standard">
      <style:text-properties style:font-name="Ubuntu" fo:font-size="14pt" officeooo:rsid="000f2308" officeooo:paragraph-rsid="000f2308" style:font-size-asian="12.25pt" style:font-size-complex="14pt"/>
    </style:style>
    <style:style style:name="P4" style:family="paragraph" style:parent-style-name="Standard">
      <style:text-properties style:font-name="Ubuntu" fo:font-size="14pt" officeooo:rsid="00148b78" officeooo:paragraph-rsid="00148b78" style:font-size-asian="12.25pt" style:font-size-complex="14pt"/>
    </style:style>
    <style:style style:name="P5" style:family="paragraph" style:parent-style-name="Standard">
      <style:text-properties style:font-name="Ubuntu" fo:font-size="14pt" officeooo:rsid="00197898" officeooo:paragraph-rsid="00197898" style:font-size-asian="12.25pt" style:font-size-complex="14pt"/>
    </style:style>
    <style:style style:name="P6" style:family="paragraph" style:parent-style-name="Standard">
      <style:text-properties style:font-name="Ubuntu" fo:font-size="14pt" officeooo:rsid="0019da6f" officeooo:paragraph-rsid="0019da6f" style:font-size-asian="12.25pt" style:font-size-complex="14pt"/>
    </style:style>
    <style:style style:name="P7" style:family="paragraph" style:parent-style-name="Standard">
      <style:text-properties style:font-name="Ubuntu" fo:font-size="14pt" officeooo:rsid="0021a25e" officeooo:paragraph-rsid="0021a25e" style:font-size-asian="12.25pt" style:font-size-complex="14pt"/>
    </style:style>
    <style:style style:name="P8" style:family="paragraph" style:parent-style-name="Standard">
      <style:text-properties style:font-name="Ubuntu" fo:font-size="14pt" officeooo:rsid="0028dd2d" officeooo:paragraph-rsid="0028dd2d" style:font-size-asian="12.25pt" style:font-size-complex="14pt"/>
    </style:style>
    <style:style style:name="P9" style:family="paragraph" style:parent-style-name="Standard">
      <style:text-properties style:font-name="Ubuntu" fo:font-size="14pt" officeooo:rsid="00290f69" officeooo:paragraph-rsid="00290f69" style:font-size-asian="12.25pt" style:font-size-complex="14pt"/>
    </style:style>
    <style:style style:name="P10" style:family="paragraph" style:parent-style-name="Standard">
      <style:text-properties style:font-name="Ubuntu" fo:font-size="14pt" officeooo:rsid="002bb480" officeooo:paragraph-rsid="002bb480" style:font-size-asian="12.25pt" style:font-size-complex="14pt"/>
    </style:style>
    <style:style style:name="P11" style:family="paragraph" style:parent-style-name="Standard">
      <style:text-properties style:font-name="Ubuntu" fo:font-size="14pt" officeooo:rsid="0032896a" officeooo:paragraph-rsid="0032896a" style:font-size-asian="12.25pt" style:font-size-complex="14pt"/>
    </style:style>
    <style:style style:name="P12" style:family="paragraph" style:parent-style-name="Standard">
      <style:text-properties style:font-name="Ubuntu" fo:font-size="14pt" officeooo:rsid="0034c6af" officeooo:paragraph-rsid="0034c6af" style:font-size-asian="12.25pt" style:font-size-complex="14pt"/>
    </style:style>
    <style:style style:name="P13" style:family="paragraph" style:parent-style-name="Standard">
      <style:text-properties style:font-name="Ubuntu" fo:font-size="14pt" officeooo:rsid="0036f711" officeooo:paragraph-rsid="0036f711" style:font-size-asian="12.25pt" style:font-size-complex="14pt"/>
    </style:style>
    <style:style style:name="P14" style:family="paragraph" style:parent-style-name="Standard">
      <style:text-properties style:font-name="Ubuntu" fo:font-size="14pt" officeooo:rsid="0038920c" officeooo:paragraph-rsid="0038920c" style:font-size-asian="12.25pt" style:font-size-complex="14pt"/>
    </style:style>
    <style:style style:name="P15" style:family="paragraph" style:parent-style-name="Standard">
      <style:text-properties style:font-name="Ubuntu" fo:font-size="14pt" officeooo:rsid="00439f41" officeooo:paragraph-rsid="00439f41" style:font-size-asian="12.25pt" style:font-size-complex="14pt"/>
    </style:style>
    <style:style style:name="P16" style:family="paragraph" style:parent-style-name="Standard">
      <style:text-properties style:font-name="Ubuntu" fo:font-size="14pt" officeooo:rsid="004b8dbe" officeooo:paragraph-rsid="004b8dbe" style:font-size-asian="12.25pt" style:font-size-complex="14pt"/>
    </style:style>
    <style:style style:name="P17" style:family="paragraph" style:parent-style-name="Standard">
      <style:text-properties style:font-name="Ubuntu" fo:font-size="14pt" officeooo:rsid="00513ed8" officeooo:paragraph-rsid="00513ed8" style:font-size-asian="12.25pt" style:font-size-complex="14pt"/>
    </style:style>
    <style:style style:name="P18" style:family="paragraph" style:parent-style-name="Standard">
      <style:text-properties style:font-name="Ubuntu" fo:font-size="14pt" officeooo:rsid="0051fcfc" officeooo:paragraph-rsid="0051fcfc" style:font-size-asian="12.25pt" style:font-size-complex="14pt"/>
    </style:style>
    <style:style style:name="T1" style:family="text">
      <style:text-properties officeooo:rsid="000f2308"/>
    </style:style>
    <style:style style:name="T2" style:family="text">
      <style:text-properties officeooo:rsid="00130ae7"/>
    </style:style>
    <style:style style:name="T3" style:family="text">
      <style:text-properties officeooo:rsid="0019da6f"/>
    </style:style>
    <style:style style:name="T4" style:family="text">
      <style:text-properties officeooo:rsid="00290f69"/>
    </style:style>
    <style:style style:name="T5" style:family="text">
      <style:text-properties officeooo:rsid="002bb480"/>
    </style:style>
    <style:style style:name="T6" style:family="text">
      <style:text-properties officeooo:rsid="002cab3c"/>
    </style:style>
    <style:style style:name="T7" style:family="text">
      <style:text-properties officeooo:rsid="0034c6af"/>
    </style:style>
    <style:style style:name="T8" style:family="text">
      <style:text-properties officeooo:rsid="0051fc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 Programming Language</text:p>
      <text:p text:style-name="P1"/>
      <text:p text:style-name="P2">1. Introduction</text:p>
      <text:p text:style-name="P2"><text:span text:style-name="T2"><text:tab/>1.1 History of C</text:span></text:p>
      <text:p text:style-name="P4"><text:tab/>1.2 Characteristic of C</text:p>
      <text:p text:style-name="P4"><text:tab/>1.3 Structure of C program</text:p>
      <text:p text:style-name="P2"/>
      <text:p text:style-name="P2">2. Variable and Data Types</text:p>
      <text:p text:style-name="P5"><text:tab/>2.1 <text:span text:style-name="T3">Constant and Variables</text:span></text:p>
      <text:p text:style-name="P6"><text:tab/>2.2 Variable declaration</text:p>
      <text:p text:style-name="P6"><text:tab/>2.3 Variable Types</text:p>
      <text:p text:style-name="P6"><text:tab/>2.4 Simple I/O Functions</text:p>
      <text:p text:style-name="P6"><text:tab/>2.5 Operators</text:p>
      <text:p text:style-name="P2"/>
      <text:p text:style-name="P2">3. <text:s/><text:span text:style-name="T1">Loops and Decisions</text:span></text:p>
      <text:p text:style-name="P7"><text:tab/>3.1 Introduction</text:p>
      <text:p text:style-name="P7"><text:tab/>3.2 For Loop</text:p>
      <text:p text:style-name="P7"><text:tab/>3.3 While Loop</text:p>
      <text:p text:style-name="P7"><text:tab/>3.4 Do while Loop</text:p>
      <text:p text:style-name="P7"><text:tab/>3.5 Nested Loop</text:p>
      <text:p text:style-name="P7"><text:tab/>3.6 Case, break and continue statement</text:p>
      <text:p text:style-name="P7"><text:tab/>3.7 The if , if else, else-if and switch statement</text:p>
      <text:p text:style-name="P7"/>
      <text:p text:style-name="P3">4. Functions</text:p>
      <text:p text:style-name="P8"><text:tab/>4.1 <text:span text:style-name="T4">Introduction</text:span></text:p>
      <text:p text:style-name="P9"><text:tab/>4.2 Returning a value from a function</text:p>
      <text:p text:style-name="P9"><text:tab/>4.3 Sending a value to a function</text:p>
      <text:p text:style-name="P9"><text:tab/>4.4 Arguments</text:p>
      <text:p text:style-name="P9"><text:tab/>4.5 <text:span text:style-name="T5">External Variables</text:span></text:p>
      <text:p text:style-name="P10"><text:tab/>4.6 Preprocessor directives</text:p>
      <text:p text:style-name="P10"><text:tab/>4.7 C libraries</text:p>
      <text:p text:style-name="P10"><text:tab/>4.8 Macros</text:p>
      <text:p text:style-name="P10"><text:tab/>4.9 Header files and proto<text:span text:style-name="T6">t</text:span>yping</text:p>
      <text:p text:style-name="P10"/>
      <text:p text:style-name="P3">5. Array and Strings</text:p>
      <text:p text:style-name="P11"><text:tab/>5.1 <text:span text:style-name="T7">Introduction to Arrays</text:span></text:p>
      <text:p text:style-name="P12"><text:tab/>5.2 Initializing Arrays</text:p>
      <text:p text:style-name="P13"><text:tab/>5.3 Multidimensional Array</text:p>
      <text:p text:style-name="P14"><text:tab/>5.4 String</text:p>
      <text:p text:style-name="P14"><text:tab/>5.5 Functions related to the strings</text:p>
      <text:p text:style-name="P3">6. Pointers</text:p>
      <text:p text:style-name="P15"><text:tab/>6.1 pointers definition</text:p>
      <text:p text:style-name="P15"><text:tab/>6.2 pointers and arrays</text:p>
      <text:p text:style-name="P15"><text:tab/>6.3 Returning multiple values from function using pointers</text:p>
      <text:p text:style-name="P15"><text:soft-page-break/><text:tab/>6.3 Pointers Arithmetic</text:p>
      <text:p text:style-name="P15"><text:tab/>6.4 Pointer and Strings</text:p>
      <text:p text:style-name="P15"><text:tab/>6.5 Double Indirection</text:p>
      <text:p text:style-name="P15"><text:tab/>6.6 Pointer to Arrays</text:p>
      <text:p text:style-name="P15"/>
      <text:p text:style-name="P3">7. Structure and Unions</text:p>
      <text:p text:style-name="P16"><text:tab/>7.1 Definition of Structure</text:p>
      <text:p text:style-name="P16"><text:tab/>7.2 Nested type Structure</text:p>
      <text:p text:style-name="P16"><text:tab/>7.3 Arrays of Structure</text:p>
      <text:p text:style-name="P16"><text:tab/>7.4 Structure and Pointers</text:p>
      <text:p text:style-name="P16"><text:tab/>7.5 Linked List</text:p>
      <text:p text:style-name="P16"><text:tab/>7.6 Union and application of it.</text:p>
      <text:p text:style-name="P3">8. File I/O</text:p>
      <text:p text:style-name="P17"><text:tab/>8.1 <text:span text:style-name="T8">Stream</text:span></text:p>
      <text:p text:style-name="P18"><text:tab/><text:tab/>8.1.1 Text Stream</text:p>
      <text:p text:style-name="P18"><text:tab/><text:tab/>8.1.2 Binary Stream</text:p>
      <text:p text:style-name="P18"><text:tab/>8.2 File Pointers</text:p>
      <text:p text:style-name="P18"><text:tab/>8.2.1 Open File</text:p>
      <text:p text:style-name="P18"><text:tab/><text:tab/>8.2.2 File Open Mode</text:p>
      <text:p text:style-name="P18"><text:tab/><text:tab/>8.2.3 Closing File</text:p>
      <text:p text:style-name="P18"><text:tab/>8.3 fgets, fputs</text:p>
      <text:p text:style-name="P18"><text:tab/>8.4 fread, fwrite</text:p>
      <text:p text:style-name="P18"><text:tab/>8.5 Random Access I/O (fseek)</text:p>
      <text:p text:style-name="P18"><text:tab/>8.6 fprintf/ fscanf</text:p>
      <text:p text:style-name="P3"><text:tab/></text:p>
      <text:p text:style-name="P3">9. Development of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43:32.140052016</meta:creation-date>
    <meta:generator>LibreOffice/6.0.7.3$Linux_X86_64 LibreOffice_project/00m0$Build-3</meta:generator>
    <dc:date>2019-03-07T09:17:04.530387174</dc:date>
    <meta:editing-duration>PT33M14S</meta:editing-duration>
    <meta:editing-cycles>37</meta:editing-cycles>
    <meta:document-statistic meta:table-count="0" meta:image-count="0" meta:object-count="0" meta:page-count="2" meta:paragraph-count="64" meta:word-count="234" meta:character-count="1442" meta:non-whitespace-character-count="1212"/>
  </office:meta>
</office:document-meta>
</file>